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324.26pt"/>
    </style:style>
    <style:style style:name="co3" style:family="table-column">
      <style:table-column-properties fo:break-before="auto" style:column-width="22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6" table:number-columns-repeated="12"/>
          <table:table-cell table:number-columns-repeated="6"/>
        </table:table-row>
        <table:table-row table:style-name="ro1">
          <table:table-cell office:value-type="string" calcext:value-type="string">
            <text:p>Red-winged Black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sty Black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Blue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bolin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Bobwhi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fflehe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digo Bun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Cardin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y Cat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breasted Cha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olina Chickad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wn-headed Cow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wn Creep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C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sh C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-billed Cuck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billed Cucko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urning Dov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 Pige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od Du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d Eag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egrine Falc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se Fin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rple Fin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Fli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adian Flycatc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at Crested Flycatc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ast Flycatc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-gray Gnatcatc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Goldfin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ada Goo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on Grac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 Grosbea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ening Grosbea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se-breasted Grosbea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ring Gu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ughing Gu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ng-billed Gu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ad-winged 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oper’s 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shouldered 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tailed 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arp-shinned 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-crowned Night-He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at blue He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en He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by throated Humming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 J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-eyed Junc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Kestr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illde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King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ted Kingfis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lden-crowned Kingl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by-crowned Kingl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on Lo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ll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rple Mart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Meadowlar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on Mergans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Mocking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on Nighthaw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hite-breasted Nuthat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breasted Nuthat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timore Ori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chard Ori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pr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nbi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red Ow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at Horned Ow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Screech Ow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Wood-Pew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Phoe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Redstar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Rob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litary Sandpip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otted Sandpip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bellied Sapsu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ne Sisk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ipping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se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eld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x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ng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mp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Tree Spa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wn Thras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y-cheeked 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mit 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ainsons 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od 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fted Titmo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astern Towh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er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iladelphia Vire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eyed Vire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-headed Vire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hite-eyed Vire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throated Vire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 Vul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rkey Vultu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y-breast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burnian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poll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-throated Blu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-throated Green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ack-and-whit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ue-wing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nada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pe May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stnut-sid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lden-wing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nolia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urning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shvill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lm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Parul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n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airi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thonotary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nnessee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son’s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rm-eating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rump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ellow-throated Warbl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uisiana Water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thern Waterthru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edar Waxw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erican Woodco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wny Woodpe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leated Woodpe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bellied Woodpe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d-headed Woodpec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olina Wr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se Wr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ter Wr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mon Yellowthroat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6:50:45.01733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8:16:59.658229011</meta:creation-date>
    <meta:generator>LibreOffice/6.3.3.2$Linux_X86_64 LibreOffice_project/30$Build-2</meta:generator>
    <dc:date>2020-01-05T16:49:12.281085866</dc:date>
    <meta:editing-duration>PT2H50M7S</meta:editing-duration>
    <meta:editing-cycles>43</meta:editing-cycles>
    <meta:document-statistic meta:table-count="1" meta:cell-count="139" meta:object-count="0"/>
  </office:meta>
</office:document-meta>
</file>